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D0000000D68F87DF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.056cm" svg:height="1.088cm" svg:x="3.77cm" svg:y="8.818cm">
          <draw:image xlink:href="../../../../../../../Applications/LibreOffice.app/Contents/Resources/../Resources/gallery/diagrams/Component-Circle01-Transparent-DarkBlue.svg" xlink:type="simple" xlink:show="embed" xlink:actuate="onLoad">
            <text:p/>
          </draw:image>
          <draw:image xlink:href="Pictures/10000201000000D0000000D68F87DF82.png" xlink:type="simple" xlink:show="embed" xlink:actuate="onLoad"/>
        </draw:frame>
        <draw:frame draw:style-name="gr1" draw:text-style-name="P1" draw:layer="layout" svg:width="1.056cm" svg:height="1.088cm" svg:x="4.37cm" svg:y="9.818cm">
          <draw:image xlink:href="../../../../../../../Applications/LibreOffice.app/Contents/Resources/../Resources/gallery/diagrams/Component-Circle01-Transparent-DarkBlue.svg" xlink:type="simple" xlink:show="embed" xlink:actuate="onLoad">
            <text:p/>
          </draw:image>
          <draw:image xlink:href="Pictures/10000201000000D0000000D68F87DF82.png" xlink:type="simple" xlink:show="embed" xlink:actuate="onLoad"/>
        </draw:frame>
        <draw:frame draw:style-name="gr1" draw:text-style-name="P1" draw:layer="layout" svg:width="1.056cm" svg:height="1.088cm" svg:x="9.012cm" svg:y="7.62cm">
          <draw:image xlink:href="../../../../../../../Applications/LibreOffice.app/Contents/Resources/../Resources/gallery/diagrams/Component-Circle01-Transparent-DarkBlue.svg" xlink:type="simple" xlink:show="embed" xlink:actuate="onLoad">
            <text:p/>
          </draw:image>
          <draw:image xlink:href="Pictures/10000201000000D0000000D68F87DF82.png" xlink:type="simple" xlink:show="embed" xlink:actuate="onLoad"/>
        </draw:frame>
        <draw:frame draw:style-name="gr1" draw:text-style-name="P1" draw:layer="layout" svg:width="1.056cm" svg:height="1.088cm" svg:x="8.812cm" svg:y="8.62cm">
          <draw:image xlink:href="../../../../../../../Applications/LibreOffice.app/Contents/Resources/../Resources/gallery/diagrams/Component-Circle01-Transparent-DarkBlue.svg" xlink:type="simple" xlink:show="embed" xlink:actuate="onLoad">
            <text:p/>
          </draw:image>
          <draw:image xlink:href="Pictures/10000201000000D0000000D68F87DF82.png" xlink:type="simple" xlink:show="embed" xlink:actuate="onLoad"/>
        </draw:frame>
        <draw:frame draw:style-name="gr2" draw:text-style-name="P1" draw:layer="layout" svg:width="0.2cm" svg:height="0.461cm" svg:x="12.195cm" svg:y="7.6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279cm" svg:height="1.037cm" svg:x="8.881cm" svg:y="9.90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.365cm" svg:height="1.037cm" svg:x="3.882cm" svg:y="11.00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4:53:35.709250000</meta:creation-date>
    <dc:date>2018-07-13T15:09:49.952671000</dc:date>
    <meta:editing-duration>PT9S</meta:editing-duration>
    <meta:editing-cycles>1</meta:editing-cycles>
    <meta:document-statistic meta:object-count="30"/>
    <meta:generator>LibreOffice/4.4.2.2$MacOSX_X86_64 LibreOffice_project/c4c7d32d0d49397cad38d62472b0bc8acff48dd6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row>
          <mo stretchy="false">|</mo>
          <mi>B</mi>
        </mrow>
      </mrow>
      <mo fence="true" stretchy="true">⟩</mo>
    </mrow>
    <annotation encoding="StarMath 5.0">left none mline B right rangle</annotation>
  </semantics>
</math>
</file>

<file path=Object 3/content.xml><?xml version="1.0" encoding="utf-8"?>
<math xmlns="http://www.w3.org/1998/Math/MathML" display="block">
  <semantics>
    <mrow>
      <mrow>
        <mrow>
          <mo stretchy="false">|</mo>
          <mi>A</mi>
        </mrow>
      </mrow>
      <mo fence="true" stretchy="true">⟩</mo>
    </mrow>
    <annotation encoding="StarMath 5.0">left none mline A right rangle</annotation>
  </semantics>
</math>
</file>